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P3" style:parent-style-name="Normal"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4" style:parent-style-name="Normal" style:family="paragraph">
      <style:paragraph-properties fo:margin-bottom="0in" fo:line-height="100%"/>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P6" style:parent-style-name="Normal" style:list-style-name="LFO1"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7" style:parent-style-name="Normal" style:list-style-name="LFO1"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8" style:parent-style-name="Normal" style:list-style-name="LFO1"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9" style:parent-style-name="Normal" style:family="paragraph">
      <style:paragraph-properties fo:margin-bottom="0in" fo:line-height="100%"/>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P11" style:parent-style-name="Normal" style:list-style-name="LFO2"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12" style:parent-style-name="Normal" style:list-style-name="LFO2"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13" style:parent-style-name="Normal" style:list-style-name="LFO2"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14" style:parent-style-name="Normal" style:list-style-name="LFO2"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15" style:parent-style-name="Normal" style:family="paragraph">
      <style:paragraph-properties fo:margin-bottom="0in" fo:line-height="100%"/>
    </style:style>
    <style:style style:name="T16"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P17" style:parent-style-name="Normal" style:list-style-name="LFO3"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18" style:parent-style-name="Normal" style:list-style-name="LFO3"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19" style:parent-style-name="Normal" style:list-style-name="LFO3"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0" style:parent-style-name="Normal" style:family="paragraph">
      <style:paragraph-properties fo:margin-bottom="0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P22" style:parent-style-name="Normal" style:list-style-name="LFO4"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3" style:parent-style-name="Normal" style:list-style-name="LFO4"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4" style:parent-style-name="Normal" style:list-style-name="LFO4"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5" style:parent-style-name="Normal" style:list-style-name="LFO4"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6" style:parent-style-name="Normal" style:list-style-name="LFO4"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7" style:parent-style-name="Normal" style:list-style-name="LFO4"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8" style:parent-style-name="Normal" style:list-style-name="LFO4"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29" style:parent-style-name="Normal"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style:style style:name="P30" style:parent-style-name="Normal" style:family="paragraph">
      <style:paragraph-properties fo:margin-bottom="0in" fo:line-height="100%"/>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P32" style:parent-style-name="Normal" style:list-style-name="LFO5" style:family="paragraph">
      <style:paragraph-properties fo:margin-bottom="0in" fo:line-height="100%"/>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34"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35" style:parent-style-name="Normal" style:list-style-name="LFO5" style:family="paragraph">
      <style:paragraph-properties fo:margin-bottom="0in" fo:line-height="100%"/>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37"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38" style:parent-style-name="Normal" style:list-style-name="LFO5" style:family="paragraph">
      <style:paragraph-properties fo:margin-bottom="0in" fo:line-height="100%"/>
    </style:style>
    <style:style style:name="T39"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40"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41" style:parent-style-name="Normal" style:list-style-name="LFO5" style:family="paragraph">
      <style:paragraph-properties fo:margin-bottom="0in" fo:line-height="100%"/>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43"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44" style:parent-style-name="Normal" style:list-style-name="LFO5" style:family="paragraph">
      <style:paragraph-properties fo:margin-bottom="0in" fo:line-height="100%"/>
    </style:style>
    <style:style style:name="T45"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46"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47" style:parent-style-name="Normal" style:list-style-name="LFO5" style:family="paragraph">
      <style:paragraph-properties fo:margin-bottom="0in" fo:line-height="100%"/>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49"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50" style:parent-style-name="Normal" style:list-style-name="LFO5" style:family="paragraph">
      <style:paragraph-properties fo:margin-bottom="0in" fo:line-height="100%"/>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52"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53" style:parent-style-name="Normal" style:list-style-name="LFO5" style:family="paragraph">
      <style:paragraph-properties fo:margin-bottom="0in" fo:line-height="100%"/>
    </style:style>
    <style:style style:name="T54"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55"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56" style:parent-style-name="Normal" style:list-style-name="LFO5" style:family="paragraph">
      <style:paragraph-properties fo:margin-bottom="0in" fo:line-height="100%"/>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58"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59" style:parent-style-name="Normal" style:list-style-name="LFO5" style:family="paragraph">
      <style:paragraph-properties fo:margin-bottom="0in" fo:line-height="1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color="#0E101A" style:letter-kerning="false" fo:font-size="12pt" style:font-size-asian="12pt" style:font-size-complex="12pt"/>
    </style:style>
    <style:style style:name="T61" style:parent-style-name="DefaultParagraphFont" style:family="text">
      <style:text-properties style:font-name="Times New Roman" style:font-name-asian="Times New Roman" style:font-name-complex="Times New Roman" fo:color="#0E101A" style:letter-kerning="false" fo:font-size="12pt" style:font-size-asian="12pt" style:font-size-complex="12pt"/>
    </style:style>
    <style:style style:name="P62" style:parent-style-name="Normal" style:family="paragraph">
      <style:paragraph-properties fo:margin-bottom="0in" fo:line-height="100%"/>
      <style:text-properties style:font-name="Times New Roman" style:font-name-asian="Times New Roman" style:font-name-complex="Times New Roman" fo:color="#0E101A" style:letter-kerning="false" fo:font-size="12pt" style:font-size-asian="12pt" style:font-size-complex="12pt"/>
    </style:style>
  </office:automatic-styles>
  <office:body>
    <office:text text:use-soft-page-breaks="true">
      <text:p text:style-name="P1"><text:span text:style-name="T2">General Summary:</text:span></text:p>
      <text:p text:style-name="P3">This comprehensive analysis covers patients with various medical conditions, including stroke, hypertension, and heart disease. It also delves into the characteristics of patients with multiple conditions, such as heart disease and hypertension, heart disease and stroke, hypertension and stroke, and the combination of all three. Here are the key findings:</text:p>
      <text:p text:style-name="P4"><text:span text:style-name="T5">Stroke Patients:</text:span></text:p>
      <text:list text:style-name="LFO1" text:continue-numbering="true">
        <text:list-item>
          <text:p text:style-name="P6">Stroke patients have an average age of 68 years, with a slight female predominance.</text:p>
        </text:list-item>
        <text:list-item>
          <text:p text:style-name="P7">Smoking habits, urban vs. rural distribution, and work types vary among stroke patients.</text:p>
        </text:list-item>
        <text:list-item>
          <text:p text:style-name="P8">A correlation between BMI average glucose levels and the probability of stroke was identified.</text:p>
        </text:list-item>
      </text:list>
      <text:p text:style-name="P9"><text:span text:style-name="T10">Hypertension Patients:</text:span></text:p>
      <text:list text:style-name="LFO2" text:continue-numbering="true">
        <text:list-item>
          <text:p text:style-name="P11">Hypertension patients are slightly younger, with an average age of 62 years.</text:p>
        </text:list-item>
        <text:list-item>
          <text:p text:style-name="P12">There is a higher prevalence of female patients among hypertension cases.</text:p>
        </text:list-item>
        <text:list-item>
          <text:p text:style-name="P13">Most hypertension patients are married, and their residential areas are evenly distributed between urban and rural regions.</text:p>
        </text:list-item>
        <text:list-item>
          <text:p text:style-name="P14">A correlation between BMI and average glucose levels and the probability of stroke was found.</text:p>
        </text:list-item>
      </text:list>
      <text:p text:style-name="P15"><text:span text:style-name="T16">Heart Disease Patients:</text:span></text:p>
      <text:list text:style-name="LFO3" text:continue-numbering="true">
        <text:list-item>
          <text:p text:style-name="P17">Heart disease patients have an average age of 68 years, with a higher proportion of males.</text:p>
        </text:list-item>
        <text:list-item>
          <text:p text:style-name="P18">Like hypertension patients, most of them are married, and there is a slight urban preference in their residential distribution.</text:p>
        </text:list-item>
        <text:list-item>
          <text:p text:style-name="P19">A correlation between BMI average glucose levels and the probability of stroke was observed.</text:p>
        </text:list-item>
      </text:list>
      <text:p text:style-name="P20"><text:span text:style-name="T21">Patients with Multiple Conditions:</text:span></text:p>
      <text:list text:style-name="LFO4" text:continue-numbering="true">
        <text:list-item>
          <text:p text:style-name="P22">Patients with both heart disease and hypertension tend to be older, and there is an even distribution between urban and rural areas.</text:p>
        </text:list-item>
        <text:list-item>
          <text:p text:style-name="P23">Correlation analysis suggests a link between BMI, average glucose levels, and the probability of stroke.</text:p>
        </text:list-item>
        <text:list-item>
          <text:p text:style-name="P24">Patients with heart disease and stroke are older, with a high percentage of males. They predominantly reside in urban areas.</text:p>
        </text:list-item>
        <text:list-item>
          <text:p text:style-name="P25">A correlation between BMI, average glucose levels, and the probability of stroke was identified.</text:p>
        </text:list-item>
        <text:list-item>
          <text:p text:style-name="P26">Patients with hypertension and stroke are also older, with a higher percentage of females.</text:p>
        </text:list-item>
        <text:list-item>
          <text:p text:style-name="P27">These patients are distributed evenly between urban and rural areas.</text:p>
        </text:list-item>
        <text:list-item>
          <text:p text:style-name="P28">Patients with hypertension, heart disease, and stroke tend to be older and are predominantly urban residents.</text:p>
        </text:list-item>
      </text:list>
      <text:p text:style-name="P29"/>
      <text:p text:style-name="P30"><text:span text:style-name="T31">Recommendations for Stakeholders and Project Managers:</text:span></text:p>
      <text:list text:style-name="LFO5" text:continue-numbering="true">
        <text:list-item>
          <text:p text:style-name="P32"><text:span text:style-name="T33">Tailored Prevention Programs:</text:span><text:span text:style-name="T34"> Develop targeted prevention programs considering the specific risk factors and characteristics of patients with different medical conditions. Emphasize lifestyle changes, early detection, and management of these conditions.</text:span></text:p>
        </text:list-item>
        <text:list-item>
          <text:p text:style-name="P35"><text:span text:style-name="T36">Disease-Specific Interventions:</text:span><text:span text:style-name="T37"> Implement interventions that address the unique needs of patients with various conditions. These interventions may include medication management, lifestyle modification, and regular check-ups.</text:span></text:p>
        </text:list-item>
        <text:list-item>
          <text:p text:style-name="P38"><text:span text:style-name="T39">Community Health Initiatives:</text:span><text:span text:style-name="T40"> Engage in community health initiatives to raise awareness about stroke, hypertension, and heart disease. Provide resources for smoking cessation and healthy living.</text:span></text:p>
        </text:list-item>
        <text:list-item>
          <text:p text:style-name="P41"><text:span text:style-name="T42">Access to Healthcare:</text:span><text:span text:style-name="T43"> Ensure equitable access to healthcare resources in urban and rural areas, especially for patients with multiple conditions. Telehealth services can bridge the gap in remote regions.</text:span></text:p>
        </text:list-item>
        <text:list-item>
          <text:p text:style-name="P44"><text:span text:style-name="T45">Research Collaboration:</text:span><text:span text:style-name="T46"> Foster collaboration between healthcare institutions and research organizations to conduct further studies on the interactions between these conditions and potential treatment strategies.</text:span></text:p>
        </text:list-item>
        <text:list-item>
          <text:p text:style-name="P47"><text:span text:style-name="T48">Regular Monitoring:</text:span><text:span text:style-name="T49"> Encourage regular monitoring of patients with multiple conditions to detect complications early and provide timely interventions.</text:span></text:p>
        </text:list-item>
        <text:list-item>
          <text:p text:style-name="P50"><text:span text:style-name="T51">Targeted Support for Caregivers:</text:span><text:span text:style-name="T52"> We recognize the importance of supporting family members and caregivers of patients with complex medical conditions.</text:span></text:p>
        </text:list-item>
        <text:list-item>
          <text:p text:style-name="P53"><text:span text:style-name="T54">Smoking Cessation Programs:</text:span><text:span text:style-name="T55"> Implement dedicated smoking cessation programs to reduce the prevalence of smoking among these patients.</text:span></text:p>
        </text:list-item>
        <text:list-item>
          <text:p text:style-name="P56"><text:span text:style-name="T57">Individualized Treatment Plans:</text:span><text:span text:style-name="T58"> Consider individualized treatment plans that account for patients' age, gender, smoking status, and residential area.</text:span></text:p>
        </text:list-item>
        <text:list-item>
          <text:p text:style-name="P59"><text:span text:style-name="T60">Continued Research:</text:span><text:span text:style-name="T61"> To better understand and manage these risk factors, research should continue into the correlations between BMI and glucose levels and the probability of stroke.</text:span></text:p>
        </text:list-item>
      </text:list>
      <text:p text:style-name="P62">By implementing these recommendations, stakeholders and project managers can work together to improve the care and outcomes for patients with these medical conditions, particularly those with multiple co-existing condi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shiat Adeogun</meta:initial-creator>
    <dc:creator>Ashiat Adeogun</dc:creator>
    <meta:creation-date>2023-10-28T21:16:00Z</meta:creation-date>
    <dc:date>2023-10-28T21:47:00Z</dc:date>
    <meta:template xlink:href="Normal" xlink:type="simple"/>
    <meta:editing-cycles>1</meta:editing-cycles>
    <meta:editing-duration>PT1860S</meta:editing-duration>
    <meta:document-statistic meta:page-count="2" meta:paragraph-count="8" meta:word-count="640" meta:character-count="4281" meta:row-count="30" meta:non-whitespace-character-count="3649"/>
  </office:meta>
</office:document-meta>
</file>